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fo:font-style="italic" style:text-underline-style="none" style:font-style-asian="italic" style:font-style-complex="italic"/>
    </style:style>
    <style:style style:name="T6" style:family="text">
      <style:text-properties style:font-name="Times New Roman1" style:text-underline-style="none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style="italic" style:text-underline-style="none" style:font-style-asian="italic" style:font-style-complex="italic"/>
    </style:style>
    <style:style style:name="T10" style:family="text">
      <style:text-properties style:font-name="Times New Roman" style:text-underline-style="none"/>
    </style:style>
    <style:style style:name="T11" style:family="text">
      <style:text-properties style:font-name="Times New Roman"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/ 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Leo Wien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1, 1895</text:p>
      <text:p text:style-name="P6">Month<text:tab/><text:tab/><text:tab/><text:tab/><text:tab/><text:tab/>March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Columbia</text:p>
      <text:p text:style-name="P6">State<text:tab/><text:tab/><text:tab/><text:tab/><text:tab/><text:tab/>MO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Rev. Dr. S. Morais/</text:p>
      <text:p text:style-name="P3"><text:tab/>546 N. 5th Str./</text:p>
      <text:p text:style-name="P3"><text:tab/><text:tab/>Philadelphia,/</text:p>
      <text:p text:style-name="P3"><text:tab/><text:tab/><text:tab/>Pa./</text:p>
      <text:p text:style-name="P3"/>
      <text:p text:style-name="P3">[Page 1]</text:p>
      <text:p text:style-name="P3">MISSOURI STATE UNIVERSITY,/</text:p>
      <text:p text:style-name="P3">COLUMBIA, MO./</text:p>
      <text:p text:style-name="P4">March 21, 95/</text:p>
      <text:p text:style-name="P3">Dear Sir:/</text:p>
      <text:p text:style-name="P3"><text:tab/>I return to you the "order" with many thanks. <text:s/>My request for/ Judaeo Spanish books which I made of many persons has been without/ avail and I have been compelled to order a number of them from/ Germany. <text:s/>If my means permit me I expect to make as <text:span text:style-name="T2">a </text:span>complete/ a collection as can be made of <text:soft-page-break/>all that has appeared in the/ language for the purpose of writing a catalogue raisonne' "to/ gether with the grammar on which I am writing./</text:p>
      <text:p text:style-name="P3"><text:tab/>Very truly yours/ Leo Wiener/</text:p>
      <text:p text:style-name="P3">Dr. S. Morais/</text:p>
      <text:p text:style-name="P3"/>
      <text:p text:style-name="P3">[Page 2]</text:p>
      <text:p text:style-name="P2">THE FERRARA BIBLE. I./</text:p>
      <text:p text:style-name="P2"/>
      <text:p text:style-name="P2">THE FERRARA BIBLE.*/</text:p>
      <text:p text:style-name="P2">I/</text:p>
      <text:p text:style-name="P3">THE study of Ladino or Judaeo-Spanish must/ begin with the Ferrara Bible, for being printed/ out of Spain and primarily for Jews, it must to/ some extent represent the deviating forms of/ the language in the diaspora. <text:s/>So far, the Lad-/ino has been sadly neglected, although its im-/portance for the investigation of Old Spanish/ was pointed out by B<text:span text:style-name="T3">ö</text:span><text:span text:style-name="T7">hmer. <text:s/>Of the two es-/says mentioned in Gr</text:span><text:span text:style-name="T3">ö</text:span><text:span text:style-name="T7">ber's </text:span><text:span text:style-name="T8">Grundriss der/ romanischen Philologie</text:span><text:span text:style-name="T7"> i. 691, only Gr</text:span><text:span text:style-name="T3">ü</text:span><text:span text:style-name="T7">nwald's/ </text:span><text:span text:style-name="T8">Ueber den J</text:span><text:span text:style-name="T4">ü</text:span><text:span text:style-name="T8">dischspanischen Dialekt als Bei-/trag zur Aufhellung der Aussprache im Alt-/spanischen</text:span><text:span text:style-name="T7"> has been accessible to me: it con-/tains an ill-digested heap of facts and betrays/ the dilettante. <text:s/>A much better article is that/ by R. Foulch</text:span><text:span text:style-name="T3">é</text:span><text:span text:style-name="T7">-Delbosc: </text:span><text:span text:style-name="T8">La Transcription/ Hispano-h</text:span><text:span text:style-name="T4">é</text:span><text:span text:style-name="T8">bra</text:span><text:span text:style-name="T4">ï</text:span><text:span text:style-name="T8">que</text:span><text:span text:style-name="T7">--in the </text:span><text:span text:style-name="T9">Revue Hispanique</text:span><text:span text:style-name="T10">/ for 1894 (Num</text:span><text:span text:style-name="T6">é</text:span><text:span text:style-name="T10">ro I, p. 22-34); it does what it/ promises: "c'est pour faciliter l'</text:span><text:span text:style-name="T6">é</text:span><text:span text:style-name="T10">tude de ce/ rameau du castillan qu'a </text:span><text:span text:style-name="T6">é</text:span><text:span text:style-name="T10">t</text:span><text:span text:style-name="T6">é</text:span><text:span text:style-name="T10"> compos</text:span><text:span text:style-name="T6">é</text:span><text:span text:style-name="T10"> le pr</text:span><text:span text:style-name="T6">é</text:span><text:span text:style-name="T10">-/sent travail."/</text:span></text:p>
      <text:p text:style-name="P3"><text:span text:style-name="T10"><text:tab/>Considering the fact that the Ferrara Bible/ was simultaneously struck off for the use of/ Christians, its importance for the study of six-/teenth century Spanish becomes at once evi-/dent. <text:s/>The bible was again reprinted with Roman characters in 1631, and from time to/ time there have issued from the Judaeo-Span-/ish Press in Vienna and Constantinople mod-/ernisations of the same in Hebrew type. The/ prayers of the Spanish Jews are mainly ex-/tracts from different passages of the Bible,/ and as long as they are printed in Spanish/ they adhere closely to the letter of the first/ source. <text:s/>The present essay is based entirely/ on one of these prayerbooks, kindly loaned/ me by Rev. Dr. S. Morais of Philadelphia./ <text:s/>Its title is: Orden de las Oraciones Cotidianas/ Por estilo seguido y corriente, Con las de/ Hanucah, Purim y Ayuno del Solo. <text:s/>Como/ tambien las tres Pascuas de Pesah, Sebuoth, y/ Sucoth, y con las Parasioth, y Aftar</text:span><text:span text:style-name="T6">ó</text:span><text:span text:style-name="T10">t. <text:s/>Neuv-/amente corregido, y </text:span><text:span text:style-name="T6">à</text:span><text:span text:style-name="T10"> su costa Impresso en/ Amsterdam, por David Fernandes &amp; David/ De Elisa Pereyra. <text:s/>A</text:span><text:span text:style-name="T6">ñ</text:span><text:span text:style-name="T10">o 5488. </text:span><text:span text:style-name="T6">à</text:span><text:span text:style-name="T10"> la Criacion./ (A. D. 1727)./</text:span></text:p>
      <text:p text:style-name="P3"><text:span text:style-name="T10"/></text:p>
      <text:p text:style-name="P3"><text:span text:style-name="T10">* Deprinted from MOD. LANG. NOTES, vol. x, NO. 2./</text:span></text:p>
      <text:p text:style-name="P3"><text:span text:style-name="T10"/></text:p>
      <text:p text:style-name="P3"><text:span text:style-name="T10"><text:tab/>The title page of the Bible claims for it that/ it is </text:span><text:span text:style-name="T9">palabra por palabra traduzida de la ver-/dad Hebrayca</text:span><text:span text:style-name="T10">, and in the following introduc-/tion its barbarous and strange translation/ (</text:span><text:span text:style-name="T9">lenguaje barbaro y estra</text:span><text:span text:style-name="T5">ñ</text:span><text:span text:style-name="T9">o, y muy diferente/ de pulido que en neustros timepos se usa</text:span><text:span text:style-name="T10">) is/ explained by the desire to follow closely the/ original Hebrew. <text:s/>Thus the present participle/ is frequently used without the copula for the/ present tense: </text:span><text:span text:style-name="T9">no por nuestras justedades nos/ echantes nuestra rogativa delante ti</text:span><text:span text:style-name="T10">; or the/ copula may be added: </text:span><text:span text:style-name="T9">seamos conocientes tu/ nombre y aprendientes tu Ley</text:span><text:span text:style-name="T10">. <text:s/>The copula is/ frequently omitted: </text:span><text:span text:style-name="T9">todo tiempo que la alma/ entre mi; quiera que el-hijo de fermamiento.</text:span><text:span text:style-name="T10">/ <text:s/>The adjective is often placed after the noun:/ </text:span><text:span text:style-name="T9">el Dio en el mundo esse; porque hiziste </text:span><text:span text:style-name="T5">à</text:span><text:span text:style-name="T9"> la/ cosa esta; de ojo malo y de tengua la mala.</text:span><text:span text:style-name="T10">/ <text:s/>The possessive pronoun before a participle/ may have an objective meaning: </text:span><text:span text:style-name="T9">nuestros abor-/recientes; mis vencientes</text:span><text:span text:style-name="T10">. <text:s/>A plural verb with/ a collective noun as subject and a singular/ predicate when preceding a plural subject are/ due to Hebrew influence: </text:span><text:span text:style-name="T9">tu compa</text:span><text:span text:style-name="T5">ñ</text:span><text:span text:style-name="T9">a estavan/ en ella; no sea </text:span><text:span text:style-name="T5">à</text:span><text:span text:style-name="T9"> ti dioses otros delante mi./ <text:s/></text:span><text:span text:style-name="T10">Nouns are sometimes put in the plural as in/ Hebrew: </text:span><text:span text:style-name="T9">alce A. sus fazes </text:span><text:span text:style-name="T5">à</text:span><text:span text:style-name="T9"> ti</text:span><text:span text:style-name="T10">. <text:s/>These few/ deviations and the occasional misuse of the/ article is all that can be directly ascribed to/ the influence of the Hebrew original. <text:s/>Yet/ they suffice to turn at times the text into a puz-/zle, especially when a Talmudical passage is/ translated./</text:span></text:p>
      <text:p text:style-name="P3"><text:soft-page-break/><text:span text:style-name="T10"><text:tab/>Baist says (Gr</text:span><text:span text:style-name="T6">ö</text:span><text:span text:style-name="T10">ber, </text:span><text:span text:style-name="T9">Grundriss</text:span><text:span text:style-name="T10"> i, 702) that </text:span><text:span text:style-name="T9">b</text:span><text:span text:style-name="T10">/ and </text:span><text:span text:style-name="T9">v</text:span><text:span text:style-name="T10"> are identical in every position and that/ in the Middle Ages they were used indiscrim-/inately, while now they are misused (schul-/m</text:span><text:span text:style-name="T6">ä</text:span><text:span text:style-name="T10">ssig ungenau). <text:s/>But the Ladino distin-/guishes between the spirant and the explosive/ both in writing and pronouncing, and even/ in the Ferrara Bible we find a consistent sepa-/ration of the two consonants. <text:s/>Invariably we/ have </text:span><text:span text:style-name="T9">b</text:span><text:span text:style-name="T10">+cons, but cons. +</text:span><text:span text:style-name="T9">v</text:span><text:span text:style-name="T10"> (except </text:span><text:span text:style-name="T9">mb</text:span><text:span text:style-name="T10">): </text:span><text:span text:style-name="T9">sobre/ nombre hablar cobdicia dubda brosladura</text:span><text:span text:style-name="T10">;/ </text:span><text:span text:style-name="T9">salvo encorvar resvalar envoluntar barvez</text:span><text:span text:style-name="T10">, but/ </text:span><text:span text:style-name="T9">combite</text:span><text:span text:style-name="T10">. <text:s/>Latin intervocalic </text:span><text:span text:style-name="T9">p</text:span><text:span text:style-name="T10"> always gives </text:span><text:span text:style-name="T9">b</text:span><text:span text:style-name="T10">,/ otherwise </text:span><text:span text:style-name="T9">b</text:span><text:span text:style-name="T10"> within the word changes to </text:span><text:span text:style-name="T9">v</text:span><text:span text:style-name="T10">:/ </text:span><text:span text:style-name="T9">recebir arriba cabeca </text:span><text:span text:style-name="T10">but </text:span><text:span text:style-name="T9">escrevir governar/ maravilla</text:span><text:span text:style-name="T10">; hence we find regularly </text:span><text:span text:style-name="T9">ava</text:span><text:span text:style-name="T10"> in the/ imperfect of verbs in </text:span><text:span text:style-name="T9">ar</text:span><text:span text:style-name="T10">. <text:s/>In </text:span><text:span text:style-name="T9">v</text:span><text:span text:style-name="T10"> voc. </text:span><text:span text:style-name="T9">v</text:span><text:span text:style-name="T10"> the first/ </text:span><text:span text:style-name="T9">v</text:span><text:span text:style-name="T10"> dissimulates to </text:span><text:span text:style-name="T9">b</text:span><text:span text:style-name="T10">: </text:span><text:span text:style-name="T9">bivo bolver bever</text:span><text:span text:style-name="T10"> (but/</text:span></text:p>
      <text:p text:style-name="P3"><text:span text:style-name="T10"/></text:p>
      <text:p text:style-name="P3"><text:span text:style-name="T10">[Page 3]</text:span></text:p>
      <text:p text:style-name="P2"><text:span text:style-name="T10">THE FARRARA BIBLE. I./</text:span></text:p>
      <text:p text:style-name="P7"><text:span text:style-name="T10">bebraje</text:span><text:span text:style-name="T11">); </text:span><text:span text:style-name="T10">bivora </text:span><text:span text:style-name="T11">for </text:span><text:span text:style-name="T10">vibora</text:span><text:span text:style-name="T11"> is to be explained/ through the intermediate form </text:span><text:span text:style-name="T10">vivora</text:span><text:span text:style-name="T11">. <text:s/>Initial-/ly original </text:span><text:span text:style-name="T10">b</text:span><text:span text:style-name="T11"> is always preserved, and so is/ generally </text:span><text:span text:style-name="T10">v</text:span><text:span text:style-name="T11">, but in a few cases; as, </text:span><text:span text:style-name="T10">abolar bola-/tilla, v</text:span><text:span text:style-name="T11"> <text:s/>passes to </text:span><text:span text:style-name="T10">b</text:span><text:span text:style-name="T11">. <text:s/>A </text:span><text:span text:style-name="T10">g</text:span><text:span text:style-name="T11"> has been developed be-/fore initial </text:span><text:span text:style-name="T10">ue</text:span><text:span text:style-name="T11"> and </text:span><text:span text:style-name="T10">hue</text:span><text:span text:style-name="T11">: </text:span><text:span text:style-name="T10">guesso guerfano guer-/to</text:span><text:span text:style-name="T11"> and also </text:span><text:span text:style-name="T10">aguelo</text:span><text:span text:style-name="T11">; this </text:span><text:span text:style-name="T10">g</text:span><text:span text:style-name="T11"> was probably pro-/nounced, for it is sounded in Ladino./</text:span></text:p>
      <text:p text:style-name="P7"><text:span text:style-name="T11"><text:tab/>Intervocalic, </text:span><text:span text:style-name="T10">d</text:span><text:span text:style-name="T11"> remains in the verbal end-/ings </text:span><text:span text:style-name="T10">-ades, -edes, -ides,</text:span><text:span text:style-name="T11"> but the forms </text:span><text:span text:style-name="T10">-ais, -eis,/</text:span><text:span text:style-name="T11"> also occur; it remains after the accent, hence/ the preterit of </text:span><text:span text:style-name="T10">ver</text:span><text:span text:style-name="T11"> is </text:span><text:span text:style-name="T10">vide</text:span><text:span text:style-name="T11"> by the side of </text:span><text:span text:style-name="T10">vistes</text:span><text:span text:style-name="T11">,/ hence the correct form </text:span><text:span text:style-name="T10">fiuzia</text:span><text:span text:style-name="T11"> for </text:span><text:span text:style-name="T10">fiducia</text:span><text:span text:style-name="T11">. <text:s/>Dl/ changes to </text:span><text:span text:style-name="T10">ld: cercalda </text:span><text:span text:style-name="T11">for </text:span><text:span text:style-name="T10">cercadla</text:span><text:span text:style-name="T11">; </text:span><text:span text:style-name="T10">tr</text:span><text:span text:style-name="T11"> be-/comes </text:span><text:span text:style-name="T10">dr</text:span><text:span text:style-name="T11"> in </text:span><text:span text:style-name="T10">cidron</text:span><text:span text:style-name="T11">./</text:span></text:p>
      <text:p text:style-name="P7"><text:span text:style-name="T11"><text:tab/>Between </text:span><text:span text:style-name="T10">g</text:span><text:span text:style-name="T11"> and </text:span><text:span text:style-name="T10">a</text:span><text:span text:style-name="T11">, </text:span><text:span text:style-name="T10">u</text:span><text:span text:style-name="T11"> is always inserted:/ </text:span><text:span text:style-name="T10">gualardon quatregua</text:span><text:span text:style-name="T11">./</text:span></text:p>
      <text:p text:style-name="P7"><text:span text:style-name="T11"><text:tab/></text:span><text:span text:style-name="T10">M</text:span><text:span text:style-name="T11"> assimilates a preceding </text:span><text:span text:style-name="T10">n</text:span><text:span text:style-name="T11">: </text:span><text:span text:style-name="T10">emmalecer/ commigo</text:span><text:span text:style-name="T11"> and has slipped into </text:span><text:span text:style-name="T10">trompieco. <text:s/>N</text:span><text:span text:style-name="T11">/ changes to </text:span><text:span text:style-name="T6">ñ</text:span><text:span text:style-name="T11"> before i in </text:span><text:span text:style-name="T10">a</text:span><text:span text:style-name="T6">ñ</text:span><text:span text:style-name="T10">idar</text:span><text:span text:style-name="T11">, and similarly/ in </text:span><text:span text:style-name="T10">li</text:span><text:span text:style-name="T6">ñ</text:span><text:span text:style-name="T10">a</text:span><text:span text:style-name="T11"> for </text:span><text:span text:style-name="T10">linea</text:span><text:span text:style-name="T11">. <text:s/></text:span><text:span text:style-name="T10">Bufano</text:span><text:span text:style-name="T11"> stands for </text:span><text:span text:style-name="T10">bufalo;/ tembrar </text:span><text:span text:style-name="T11">frequently occurs for </text:span><text:span text:style-name="T10">temblar</text:span><text:span text:style-name="T11">./</text:span></text:p>
      <text:p text:style-name="P7"><text:span text:style-name="T11"><text:tab/></text:span><text:span text:style-name="T10">S</text:span><text:span text:style-name="T11"> is written </text:span><text:span text:style-name="T10">ss</text:span><text:span text:style-name="T11"> for etymological reasons in/ </text:span><text:span text:style-name="T10">passo fuesse criasse appressurar, fuessa po-/cession, </text:span><text:span text:style-name="T11">etc.; similarly in </text:span><text:span text:style-name="T10">assi assituar assos-/seguado</text:span><text:span text:style-name="T11">. <text:s/>Intervocalic </text:span><text:span text:style-name="T10">s</text:span><text:span text:style-name="T11"> may have been a/ sonant, since </text:span><text:span text:style-name="T10">visitar</text:span><text:span text:style-name="T11"> stands by the side of/ </text:span><text:span text:style-name="T10">vezitar, lazo </text:span><text:span text:style-name="T11">for </text:span><text:span text:style-name="T10">laso</text:span><text:span text:style-name="T11">; so too before </text:span><text:span text:style-name="T10">n</text:span><text:span text:style-name="T11"> as we/ find </text:span><text:span text:style-name="T10">alezna </text:span><text:span text:style-name="T11">for </text:span><text:span text:style-name="T10">lesna</text:span><text:span text:style-name="T11">./</text:span></text:p>
      <text:p text:style-name="P7"><text:span text:style-name="T11"><text:tab/></text:span><text:span text:style-name="T10">F </text:span><text:span text:style-name="T11">is probably under literary influence in/ </text:span><text:span text:style-name="T10">flama</text:span><text:span text:style-name="T11">, and </text:span><text:span text:style-name="T10">ff</text:span><text:span text:style-name="T11"> is etymological in </text:span><text:span text:style-name="T10">afflarse, afflito./ <text:s/>H</text:span><text:span text:style-name="T11"> frequently takes the place of </text:span><text:span text:style-name="T10">f: conhorte/ hulano horo (fuero)</text:span><text:span text:style-name="T11">, but it was certainly not/ sounded, as can be seen from </text:span><text:span text:style-name="T10">elada enchir/ ombro</text:span><text:span text:style-name="T11"> and </text:span><text:span text:style-name="T10">hechar. <text:s/>Alharroba=algarroba.</text:span><text:span text:style-name="T11">/</text:span></text:p>
      <text:p text:style-name="P7"><text:span text:style-name="T11"><text:tab/>X occurs only where its etymology demands/ it and doubtless was sounded </text:span><text:span text:style-name="T6">ŝ</text:span><text:span text:style-name="T11"> in popular and/ </text:span><text:span text:style-name="T10">cs</text:span><text:span text:style-name="T11"> in learned words as it still is in Ladino:/ </text:span><text:span text:style-name="T10">dixo alexar dexar execucion</text:span><text:span text:style-name="T11">. <text:s/></text:span><text:span text:style-name="T10">G</text:span><text:span text:style-name="T11"> before </text:span><text:span text:style-name="T10">e</text:span><text:span text:style-name="T11">/ and </text:span><text:span text:style-name="T10">i</text:span><text:span text:style-name="T11"> and </text:span><text:span text:style-name="T10">j</text:span><text:span text:style-name="T11"> coincide in sound and are used at/ times indiscriminately: </text:span><text:span text:style-name="T10">linage bebraje, </text:span><text:span text:style-name="T11">but/ always </text:span><text:span text:style-name="T10">gentio muger</text:span><text:span text:style-name="T11">. <text:s/>In </text:span><text:span text:style-name="T10">agora, g</text:span><text:span text:style-name="T11"> stands for/ </text:span><text:span text:style-name="T10">h</text:span><text:span text:style-name="T11">./</text:span></text:p>
      <text:p text:style-name="P7"><text:span text:style-name="T11"><text:tab/></text:span><text:span text:style-name="T10">C</text:span><text:span text:style-name="T11"> before </text:span><text:span text:style-name="T10">e</text:span><text:span text:style-name="T11"> and </text:span><text:span text:style-name="T10">i</text:span><text:span text:style-name="T11">; </text:span><text:span text:style-name="T6">ç</text:span><text:span text:style-name="T11"> before </text:span><text:span text:style-name="T10">a o u</text:span><text:span text:style-name="T11"> has only an/ etymological signification and coincides in/ sound with </text:span><text:span text:style-name="T10">s</text:span><text:span text:style-name="T11">, as is to be seen from </text:span><text:span text:style-name="T10">aciento</text:span><text:span text:style-name="T11"> for/ </text:span><text:span text:style-name="T10">assiento, pocession, </text:span><text:span text:style-name="T11">etc. <text:s/></text:span><text:span text:style-name="T10">S</text:span><text:span text:style-name="T11"> before </text:span><text:span text:style-name="T10">m</text:span><text:span text:style-name="T11"> and </text:span><text:span text:style-name="T10">n</text:span><text:span text:style-name="T11">/ and Latin </text:span><text:span text:style-name="T10">ci ce</text:span><text:span text:style-name="T11"> become </text:span><text:span text:style-name="T10">z: hazer vezino dezir</text:span><text:span text:style-name="T11">/ </text:span><text:span text:style-name="T10">paz diezmo alezna; juyzio</text:span><text:span text:style-name="T11"> is probably to be/ explained from </text:span><text:span text:style-name="T10">juez</text:span><text:span text:style-name="T11">, since generally</text:span><text:span text:style-name="T10"> cy dy</text:span><text:span text:style-name="T11">/ becomes voiceless </text:span><text:span text:style-name="T6">ç</text:span><text:span text:style-name="T10">: verguen</text:span><text:span text:style-name="T6">ç</text:span><text:span text:style-name="T10">a al</text:span><text:span text:style-name="T6">ç</text:span><text:span text:style-name="T10">ar tercero/ bra</text:span><text:span text:style-name="T6">ç</text:span><text:span text:style-name="T10">o</text:span><text:span text:style-name="T11">. <text:s/></text:span><text:span text:style-name="T10">Sc</text:span><text:span text:style-name="T11"> remains or becomes </text:span><text:span text:style-name="T10">c: conoscer/ aparecer</text:span><text:span text:style-name="T11">. <text:s/>Initial </text:span><text:span text:style-name="T10">ci</text:span><text:span text:style-name="T11"> remains. <text:s/>Wherever </text:span><text:span text:style-name="T6">ç</text:span><text:span text:style-name="T11">/ appears for </text:span><text:span text:style-name="T10">z</text:span><text:span text:style-name="T11">, a learned form may be sus-/pected; some irregularities occur here, but to/ judge from Ladino they are only graphical. <text:s/>In/ </text:span><text:span text:style-name="T10">cc</text:span><text:span text:style-name="T11"> the first </text:span><text:span text:style-name="T10">c</text:span><text:span text:style-name="T11"> generally disappears: </text:span><text:span text:style-name="T10">licion (lec-/cion) aflicion aperficionar</text:span><text:span text:style-name="T11">. <text:s/>The </text:span><text:span text:style-name="T10">c</text:span><text:span text:style-name="T11"> has also/ disappeared in </text:span><text:span text:style-name="T10">perfeto afflito</text:span><text:span text:style-name="T11">./</text:span></text:p>
      <text:p text:style-name="P7"><text:span text:style-name="T11"><text:tab/>Pretonic </text:span><text:span text:style-name="T10">e</text:span><text:span text:style-name="T11"> varies with </text:span><text:span text:style-name="T10">i: heziste hiziste, vesitar/ visitar, escrevir, bendizir</text:span><text:span text:style-name="T6">é</text:span><text:span text:style-name="T11"> </text:span><text:span text:style-name="T10">bendezir</text:span><text:span text:style-name="T6">é</text:span><text:span text:style-name="T11"> and </text:span><text:span text:style-name="T10">i</text:span><text:span text:style-name="T11"> with/ </text:span><text:span text:style-name="T10">a</text:span><text:span text:style-name="T11"> in </text:span><text:span text:style-name="T10">alabimiento</text:span><text:span text:style-name="T11">; pretonic </text:span><text:span text:style-name="T10">o</text:span><text:span text:style-name="T11"> may become </text:span><text:span text:style-name="T10">u: pus-/sible.</text:span><text:span text:style-name="T11"> <text:s/>Post-tonic </text:span><text:span text:style-name="T10">e</text:span><text:span text:style-name="T11"> becomes </text:span><text:span text:style-name="T10">o</text:span><text:span text:style-name="T11"> in </text:span><text:span text:style-name="T10">bispora;</text:span><text:span text:style-name="T11"> post-/tonic </text:span><text:span text:style-name="T10">i</text:span><text:span text:style-name="T11"> disappears in </text:span><text:span text:style-name="T10">estan</text:span><text:span text:style-name="T6">ç</text:span><text:span text:style-name="T10">a. <text:s/>Esquadri</text:span><text:span text:style-name="T6">ñ</text:span><text:span text:style-name="T10">ar</text:span><text:span text:style-name="T11">/ for </text:span><text:span text:style-name="T10">escudri</text:span><text:span text:style-name="T6">ñ</text:span><text:span text:style-name="T10">ar</text:span><text:span text:style-name="T11"> is probably due to analogy./</text:span></text:p>
      <text:p text:style-name="P7"><text:span text:style-name="T11"><text:tab/></text:span><text:span text:style-name="T10">Dio espirito</text:span><text:span text:style-name="T11"> stand regularly for </text:span><text:span text:style-name="T10">dios espir-/itu</text:span><text:span text:style-name="T11">, but the plural of the first is </text:span><text:span text:style-name="T10">dioses</text:span><text:span text:style-name="T11">. <text:s/>Change/ of declension takes place in </text:span><text:span text:style-name="T10">animalia apetite/ culebro generancio oida</text:span><text:span text:style-name="T11">. <text:s/>Abstract nouns are/ freely formed in </text:span><text:span text:style-name="T10">-acion, -miento, -an</text:span><text:span text:style-name="T6">ç</text:span><text:span text:style-name="T10">a, -ura:/ adere</text:span><text:span text:style-name="T6">ç</text:span><text:span text:style-name="T10">amiento alabacion perdonan</text:span><text:span text:style-name="T6">ç</text:span><text:span text:style-name="T10">a amaril-/lura secura</text:span><text:span text:style-name="T11">. <text:s/>Their frequent use is due to the/ many verbal cognate nouns in Hebrew./ <text:s/>Strange is the use of the feminine past parti-/ciple as a noun in </text:span><text:span text:style-name="T10">occulta hecha.</text:span><text:span text:style-name="T11"> <text:s/>Before/ feminine nouns with accented </text:span><text:span text:style-name="T10">a</text:span><text:span text:style-name="T11"> we find both/ </text:span><text:span text:style-name="T10">el </text:span><text:soft-page-break/><text:span text:style-name="T11">and </text:span><text:span text:style-name="T10">la</text:span><text:span text:style-name="T11">. <text:s/>The preposition </text:span><text:span text:style-name="T6">á</text:span><text:span text:style-name="T11"> is used in the/ direct object even before inanimate objects./</text:span></text:p>
      <text:p text:style-name="P7"><text:span text:style-name="T11"><text:tab/></text:span><text:span text:style-name="T10">Nos vos</text:span><text:span text:style-name="T11"> are generally used instead of </text:span><text:span text:style-name="T10">noso-/tros vosotros.</text:span><text:span text:style-name="T11"> <text:s/>The pronoun </text:span><text:span text:style-name="T6">é</text:span><text:span text:style-name="T10">l</text:span><text:span text:style-name="T11"> with </text:span><text:span text:style-name="T10">de</text:span><text:span text:style-name="T11"> gives/ </text:span><text:span text:style-name="T10">ael</text:span><text:span text:style-name="T11">. <text:s/>The personal pronoun is inserted be-/tween the infinitive and the future ending:/ </text:span><text:span text:style-name="T10">aarlos</text:span><text:span text:style-name="T6">á</text:span><text:span text:style-name="T11">./</text:span></text:p>
      <text:p text:style-name="P7"><text:span text:style-name="T11"><text:tab/>The present participle ends in </text:span><text:span text:style-name="T10">-</text:span><text:span text:style-name="T6">á</text:span><text:span text:style-name="T10">n -ien, </text:span><text:span text:style-name="T11">in/ the plural in </text:span><text:span text:style-name="T10">-antes -ientes;</text:span><text:span text:style-name="T11"> besides, the ger-/und in </text:span><text:span text:style-name="T10">-ando -iendo</text:span><text:span text:style-name="T11"> occurs. <text:s/>The third person/ plural perfect of </text:span><text:span text:style-name="T10">dezir</text:span><text:span text:style-name="T11"> is </text:span><text:span text:style-name="T10">dixieron</text:span><text:span text:style-name="T11">. <text:s/>In the/ second person plural of the future subjunctive/ </text:span><text:span text:style-name="T10">e</text:span><text:span text:style-name="T11"> in </text:span><text:span text:style-name="T10">-edes</text:span><text:span text:style-name="T11"> disappears: </text:span><text:span text:style-name="T10">guardardes oyerdes.</text:span><text:span text:style-name="T11">/ <text:s/>The imperfect of </text:span><text:span text:style-name="T10">hazer</text:span><text:span text:style-name="T11"> is </text:span><text:span text:style-name="T10">haz </text:span><text:span text:style-name="T11">and </text:span><text:span text:style-name="T10">haze</text:span><text:span text:style-name="T11">, of/ </text:span><text:span text:style-name="T10">poner-pon</text:span><text:span text:style-name="T11"> and </text:span><text:span text:style-name="T10">pone</text:span><text:span text:style-name="T11">. <text:s/>The following verbs in/ </text:span><text:span text:style-name="T10">guar</text:span><text:span text:style-name="T11"> (=Lat. </text:span><text:span text:style-name="T10">ficare</text:span><text:span text:style-name="T11">) occur: </text:span><text:span text:style-name="T10">aboniguar abivi-/guar fermosiguar fruchiguar</text:span><text:span text:style-name="T11"> (learned </text:span><text:span text:style-name="T10">fructi-/ficar) muchiguar testiguar</text:span><text:span text:style-name="T11">. <text:s/>A large number/ of words, generally active verbs, are formed/ with a prosthetic </text:span><text:span text:style-name="T10">a</text:span><text:span text:style-name="T11">: </text:span><text:span text:style-name="T10">alevantar apresentar/ arrepudiar arrodear asufrencia</text:span><text:span text:style-name="T11">, etc./ <text:s/>L. WIENER./ <text:s/></text:span><text:span text:style-name="T10">Missouri State University</text:span><text:span text:style-name="T11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3:00:44.45</meta:creation-date>
    <dc:date>2011-12-22T14:13:57.34</dc:date>
    <dc:creator>Penn Libraries</dc:creator>
    <meta:editing-duration>PT00H11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96" meta:word-count="1705" meta:character-count="10673"/>
  </office:meta>
</office:document-meta>
</file>